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Formula_20_Sheet_20_1">
      <style:table-properties table:display="true" style:writing-mode="lr-tb"/>
    </style:style>
    <style:style style:name="ta3" style:family="table" style:master-page-name="PageStyle_5f_Formula_20_Sheet_20_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f9f" style:text-outline="false" style:text-line-through-style="none" style:text-line-through-type="none" style:font-name="Arial" fo:font-size="9pt" fo:font-style="italic" fo:text-shadow="none" style:text-underline-style="solid" style:text-underline-width="auto" style:text-underline-color="font-color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dition</text:p>
          </table:table-cell>
          <table:table-cell table:style-name="ce4" office:value-type="string" calcext:value-type="string">
            <text:p>Year</text:p>
          </table:table-cell>
          <table:table-cell table:style-name="ce1" office:value-type="string" calcext:value-type="string">
            <text:p>Host Country</text:p>
          </table:table-cell>
          <table:table-cell table:style-name="ce1" office:value-type="string" calcext:value-type="string">
            <text:p>Winner</text:p>
          </table:table-cell>
          <table:table-cell table:style-name="ce1" office:value-type="string" calcext:value-type="string">
            <text:p>Runner up</text:p>
          </table:table-cell>
          <table:table-cell table:style-name="ce7" office:value-type="string" calcext:value-type="string">
            <text:p>Average attendance</text:p>
          </table:table-cell>
          <table:table-cell table:style-name="ce4" office:value-type="string" calcext:value-type="string">
            <text:p>Teams</text:p>
          </table:table-cell>
          <table:table-cell table:style-name="ce4" office:value-type="string" calcext:value-type="string">
            <text:p>Matches</text:p>
          </table:table-cell>
          <table:table-cell table:style-name="ce4" office:value-type="string" calcext:value-type="string">
            <text:p>Goals scored</text:p>
          </table:table-cell>
          <table:table-cell table:style-name="ce4" office:value-type="string" calcext:value-type="string">
            <text:p>Average goal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30 World Cup Uruguay</text:p>
          </table:table-cell>
          <table:table-cell table:style-name="ce5" office:value-type="float" office:value="1930" calcext:value-type="float">
            <text:p>1930</text:p>
          </table:table-cell>
          <table:table-cell table:number-columns-repeated="2" table:style-name="ce2" office:value-type="string" calcext:value-type="string">
            <text:p>Uruguay</text:p>
          </table:table-cell>
          <table:table-cell table:style-name="ce2" office:value-type="string" calcext:value-type="string">
            <text:p>Argentina</text:p>
          </table:table-cell>
          <table:table-cell table:style-name="ce8" office:value-type="float" office:value="32808" calcext:value-type="float">
            <text:p>32,80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34 World Cup Italy</text:p>
          </table:table-cell>
          <table:table-cell table:style-name="ce5" office:value-type="float" office:value="1934" calcext:value-type="float">
            <text:p>1934</text:p>
          </table:table-cell>
          <table:table-cell table:number-columns-repeated="2" table:style-name="ce2" office:value-type="string" calcext:value-type="string">
            <text:p>Italy</text:p>
          </table:table-cell>
          <table:table-cell table:style-name="ce2" office:value-type="string" calcext:value-type="string">
            <text:p>Czechoslovakia</text:p>
          </table:table-cell>
          <table:table-cell table:style-name="ce8" office:value-type="float" office:value="21353" calcext:value-type="float">
            <text:p>21,35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38 World Cup France</text:p>
          </table:table-cell>
          <table:table-cell table:style-name="ce5" office:value-type="float" office:value="1938" calcext:value-type="float">
            <text:p>193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Hungary</text:p>
          </table:table-cell>
          <table:table-cell table:style-name="ce8" office:value-type="float" office:value="20872" calcext:value-type="float">
            <text:p>20,87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50 World Cup Brazil</text:p>
          </table:table-cell>
          <table:table-cell table:style-name="ce5" office:value-type="float" office:value="1950" calcext:value-type="float">
            <text:p>1950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Brazil</text:p>
          </table:table-cell>
          <table:table-cell table:style-name="ce8" office:value-type="float" office:value="47511" calcext:value-type="float">
            <text:p>47,5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54 World Cup Switzerland</text:p>
          </table:table-cell>
          <table:table-cell table:style-name="ce5" office:value-type="float" office:value="1954" calcext:value-type="float">
            <text:p>1954</text:p>
          </table:table-cell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Hungary</text:p>
          </table:table-cell>
          <table:table-cell table:style-name="ce8" office:value-type="float" office:value="29562" calcext:value-type="float">
            <text:p>29,5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58 World Cup Sweden</text:p>
          </table:table-cell>
          <table:table-cell table:style-name="ce5" office:value-type="float" office:value="1958" calcext:value-type="float">
            <text:p>1958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Sweden</text:p>
          </table:table-cell>
          <table:table-cell table:style-name="ce8" office:value-type="float" office:value="23423" calcext:value-type="float">
            <text:p>23,4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62 World Cup Chile</text:p>
          </table:table-cell>
          <table:table-cell table:style-name="ce5" office:value-type="float" office:value="1962" calcext:value-type="float">
            <text:p>1962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Czechoslovakia</text:p>
          </table:table-cell>
          <table:table-cell table:style-name="ce8" office:value-type="float" office:value="27912" calcext:value-type="float">
            <text:p>27,9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66 World Cup England</text:p>
          </table:table-cell>
          <table:table-cell table:style-name="ce5" office:value-type="float" office:value="1966" calcext:value-type="float">
            <text:p>1966</text:p>
          </table:table-cell>
          <table:table-cell table:number-columns-repeated="2" table:style-name="ce2" office:value-type="string" calcext:value-type="string">
            <text:p>England</text:p>
          </table:table-cell>
          <table:table-cell table:style-name="ce2" office:value-type="string" calcext:value-type="string">
            <text:p>Germany</text:p>
          </table:table-cell>
          <table:table-cell table:style-name="ce8" office:value-type="float" office:value="48848" calcext:value-type="float">
            <text:p>48,8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70 World Cup Mexico</text:p>
          </table:table-cell>
          <table:table-cell table:style-name="ce5" office:value-type="float" office:value="1970" calcext:value-type="float">
            <text:p>1970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Italy</text:p>
          </table:table-cell>
          <table:table-cell table:style-name="ce8" office:value-type="float" office:value="50124" calcext:value-type="float">
            <text:p>50,1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74 World Cup Germany</text:p>
          </table:table-cell>
          <table:table-cell table:style-name="ce5" office:value-type="float" office:value="1974" calcext:value-type="float">
            <text:p>1974</text:p>
          </table:table-cell>
          <table:table-cell table:number-columns-repeated="2" table:style-name="ce2" office:value-type="string" calcext:value-type="string">
            <text:p>Germany</text:p>
          </table:table-cell>
          <table:table-cell table:style-name="ce2" office:value-type="string" calcext:value-type="string">
            <text:p>Netherlands</text:p>
          </table:table-cell>
          <table:table-cell table:style-name="ce8" office:value-type="float" office:value="49099" calcext:value-type="float">
            <text:p>49,09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78 World Cup Argentina</text:p>
          </table:table-cell>
          <table:table-cell table:style-name="ce5" office:value-type="float" office:value="1978" calcext:value-type="float">
            <text:p>1978</text:p>
          </table:table-cell>
          <table:table-cell table:number-columns-repeated="2" table:style-name="ce2" office:value-type="string" calcext:value-type="string">
            <text:p>Argentina</text:p>
          </table:table-cell>
          <table:table-cell table:style-name="ce2" office:value-type="string" calcext:value-type="string">
            <text:p>Netherlands</text:p>
          </table:table-cell>
          <table:table-cell table:style-name="ce8" office:value-type="float" office:value="40679" calcext:value-type="float">
            <text:p>40,67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82 World Cup Spain</text:p>
          </table:table-cell>
          <table:table-cell table:style-name="ce5" office:value-type="float" office:value="1982" calcext:value-type="float">
            <text:p>1982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Germany</text:p>
          </table:table-cell>
          <table:table-cell table:style-name="ce8" office:value-type="float" office:value="40572" calcext:value-type="float">
            <text:p>40,57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86 World Cup Mexico</text:p>
          </table:table-cell>
          <table:table-cell table:style-name="ce5" office:value-type="float" office:value="1986" calcext:value-type="float">
            <text:p>1986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Germany</text:p>
          </table:table-cell>
          <table:table-cell table:style-name="ce8" office:value-type="float" office:value="46039" calcext:value-type="float">
            <text:p>46,03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90 World Cup Italy</text:p>
          </table:table-cell>
          <table:table-cell table:style-name="ce5" office:value-type="float" office:value="1990" calcext:value-type="float">
            <text:p>1990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Argentina</text:p>
          </table:table-cell>
          <table:table-cell table:style-name="ce8" office:value-type="float" office:value="48389" calcext:value-type="float">
            <text:p>48,38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94 World Cup United States</text:p>
          </table:table-cell>
          <table:table-cell table:style-name="ce5" office:value-type="float" office:value="1994" calcext:value-type="float">
            <text:p>1994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Italy</text:p>
          </table:table-cell>
          <table:table-cell table:style-name="ce8" office:value-type="float" office:value="68991" calcext:value-type="float">
            <text:p>68,99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998 World Cup France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2" table:style-name="ce2" office:value-type="string" calcext:value-type="string">
            <text:p>France</text:p>
          </table:table-cell>
          <table:table-cell table:style-name="ce2" office:value-type="string" calcext:value-type="string">
            <text:p>Brazil</text:p>
          </table:table-cell>
          <table:table-cell table:style-name="ce8" office:value-type="float" office:value="43517" calcext:value-type="float">
            <text:p>43,5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02 World Cup Korea &amp; Japan</text:p>
          </table:table-cell>
          <table:table-cell table:style-name="ce5" office:value-type="float" office:value="2002" calcext:value-type="float">
            <text:p>2002</text:p>
          </table:table-cell>
          <table:table-cell table:style-name="ce2" office:value-type="string" calcext:value-type="string">
            <text:p>Korea &amp; Japan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Germany</text:p>
          </table:table-cell>
          <table:table-cell table:style-name="ce8" office:value-type="float" office:value="42269" calcext:value-type="float">
            <text:p>42,26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06 World Cup Germany</text:p>
          </table:table-cell>
          <table:table-cell table:style-name="ce5" office:value-type="float" office:value="2006" calcext:value-type="float">
            <text:p>2006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France</text:p>
          </table:table-cell>
          <table:table-cell table:style-name="ce8" office:value-type="float" office:value="52491" calcext:value-type="float">
            <text:p>52,49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10 World Cup South Africa</text:p>
          </table:table-cell>
          <table:table-cell table:style-name="ce5" office:value-type="float" office:value="2010" calcext:value-type="float">
            <text:p>2010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etherlands</text:p>
          </table:table-cell>
          <table:table-cell table:style-name="ce8" office:value-type="float" office:value="49670" calcext:value-type="float">
            <text:p>49,67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14 World Cup Brazil</text:p>
          </table:table-cell>
          <table:table-cell table:style-name="ce5" office:value-type="float" office:value="2014" calcext:value-type="float">
            <text:p>2014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Argentina</text:p>
          </table:table-cell>
          <table:table-cell table:style-name="ce8" office:value-type="float" office:value="53592" calcext:value-type="float">
            <text:p>53,59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/>
          <table:table-cell table:style-name="ce2" table:number-columns-repeated="3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en.wikipedia.org/wiki/FIFA_World_Cup" xlink:type="simple">Source: https://en.wikipedia.org/wiki/FIFA_World_Cup</text:a></text:p>
          </table:table-cell>
          <table:table-cell table:style-name="ce6"/>
          <table:table-cell table:style-name="ce2" table:number-columns-repeated="3"/>
          <table:table-cell table:style-name="ce5" table:number-columns-repeated="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Sheet2.L52" table:end-x="31.72pt" table:end-y="9.75pt" draw:z-index="0" draw:name="Chart 1" draw:style-name="gr1" draw:text-style-name="P1" svg:width="833.22pt" svg:height="434.98pt" svg:x="0pt" svg:y="0pt">
              <draw:object draw:notify-on-update-of-ranges="Sheet2.A2:Sheet2.A21 'Formula Sheet 1'.A1:'Formula Sheet 1'.A1 'Formula Sheet 1'.A2:'Formula Sheet 1'.A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2.J109" table:end-x="46.32pt" table:end-y="10.46pt" draw:z-index="1" draw:name="Chart 2" draw:style-name="gr1" draw:text-style-name="P1" svg:width="524.21pt" svg:height="278.22pt" svg:x="3pt" svg:y="0pt">
              <draw:object draw:notify-on-update-of-ranges="'Formula Sheet 2'.A1:'Formula Sheet 2'.A1 'Formula Sheet 2'.A2:'Formula Sheet 2'.A21 'Formula Sheet 2'.B2:'Formula Sheet 2'.B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2.J129" table:end-x="35.09pt" table:end-y="15.7pt" draw:z-index="2" draw:name="Chart 3" draw:style-name="gr1" draw:text-style-name="P1" svg:width="512.99pt" svg:height="278.22pt" svg:x="3pt" svg:y="5.24pt">
              <draw:object draw:notify-on-update-of-ranges="Sheet2.G1:Sheet2.G1 Sheet2.G2:Sheet2.G21 'Formula Sheet 2'.B2:'Formula Sheet 2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Sheet2.I150" table:end-x="41.81pt" table:end-y="2.21pt" draw:z-index="3" draw:name="Chart 4" draw:style-name="gr1" draw:text-style-name="P1" svg:width="449.97pt" svg:height="278.22pt" svg:x="72.74pt" svg:y="7.51pt">
              <draw:object draw:notify-on-update-of-ranges="Sheet2.B2:Sheet2.B21 Sheet2.G1:Sheet2.G1 Sheet2.G2:Sheet2.G21 Sheet2.H1:Sheet2.H1 Sheet2.H2:Sheet2.H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1" table:style-name="ta2">
        <table:table-column table:style-name="co1" table:number-columns-repeated="1024" table:default-cell-style-name="Default"/>
        <table:table-row table:style-name="ro1">
          <table:table-cell table:style-name="ce9" table:formula="of:=IFERROR(__xludf.dummyfunction(&quot;QUERY({Sheet2!A2:J21},&quot;&quot;select Col6 label Col6 'Average attendance'&quot;&quot;,0)&quot;);&quot;Average attendance&quot;)" office:value-type="string" office:string-value="Average attendance" calcext:value-type="string">
            <text:p>Average attendance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32808)" office:value-type="float" office:value="32808" calcext:value-type="float">
            <text:p>32,808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21353)" office:value-type="float" office:value="21353" calcext:value-type="float">
            <text:p>21,353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20872)" office:value-type="float" office:value="20872" calcext:value-type="float">
            <text:p>20,872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7511)" office:value-type="float" office:value="47511" calcext:value-type="float">
            <text:p>47,511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29562)" office:value-type="float" office:value="29562" calcext:value-type="float">
            <text:p>29,562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23423)" office:value-type="float" office:value="23423" calcext:value-type="float">
            <text:p>23,423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27912)" office:value-type="float" office:value="27912" calcext:value-type="float">
            <text:p>27,912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8848)" office:value-type="float" office:value="48848" calcext:value-type="float">
            <text:p>48,848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50124)" office:value-type="float" office:value="50124" calcext:value-type="float">
            <text:p>50,124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9099)" office:value-type="float" office:value="49099" calcext:value-type="float">
            <text:p>49,099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0679)" office:value-type="float" office:value="40679" calcext:value-type="float">
            <text:p>40,679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0572)" office:value-type="float" office:value="40572" calcext:value-type="float">
            <text:p>40,572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6039)" office:value-type="float" office:value="46039" calcext:value-type="float">
            <text:p>46,039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8389)" office:value-type="float" office:value="48389" calcext:value-type="float">
            <text:p>48,389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68991)" office:value-type="float" office:value="68991" calcext:value-type="float">
            <text:p>68,991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3517)" office:value-type="float" office:value="43517" calcext:value-type="float">
            <text:p>43,517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2269)" office:value-type="float" office:value="42269" calcext:value-type="float">
            <text:p>42,269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52491)" office:value-type="float" office:value="52491" calcext:value-type="float">
            <text:p>52,491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49670)" office:value-type="float" office:value="49670" calcext:value-type="float">
            <text:p>49,670</text:p>
          </table:table-cell>
          <table:table-cell table:number-columns-repeated="1023"/>
        </table:table-row>
        <table:table-row table:style-name="ro1">
          <table:table-cell table:style-name="ce10" table:formula="of:=IFERROR(__xludf.dummyfunction(&quot;&quot;&quot;COMPUTED_VALUE&quot;&quot;&quot;);53592)" office:value-type="float" office:value="53592" calcext:value-type="float">
            <text:p>53,592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2" table:style-name="ta3">
        <table:table-column table:style-name="co1" table:number-columns-repeated="1024" table:default-cell-style-name="Default"/>
        <table:table-row table:style-name="ro1">
          <table:table-cell table:style-name="ce9" table:number-matrix-columns-spanned="2" table:number-matrix-rows-spanned="21" table:formula="of:={&quot;Matches&quot;;&quot;Goals scored&quot;|[$Sheet2.H2:.H21];[$Sheet2.I2:.I21]}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9" office:value-type="string" office:string-value="" calcext:value-type="error">
            <text:p>Err:512</text:p>
          </table:table-cell>
          <table:table-cell table:style-name="ce9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1" style:display-name="PageStyle_Formula 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2" style:display-name="PageStyle_Formula Shee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4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9.395cm" svg:height="15.346cm" xlink:href=".." xlink:type="simple" chart:class="chart:line" chart:style-name="ch1">
        <chart:legend chart:legend-position="end" svg:x="24.982cm" svg:y="7.374cm" style:legend-expansion="high" chart:style-name="ch2"/>
        <chart:plot-area chart:style-name="ch3" table:cell-range-address="Sheet2.A2:Sheet2.A21 'Formula Sheet 1'.A1:'Formula Sheet 1'.A21" chart:data-source-has-labels="both" svg:x="1.647cm" svg:y="0.306cm" svg:width="22.748cm" svg:height="14.734cm">
          <chartooo:coordinate-region svg:x="4.3cm" svg:y="0.306cm" svg:width="19.774cm" svg:height="10.599cm"/>
          <chart:axis chart:dimension="x" chart:name="primary-x" chart:style-name="ch4" chartooo:axis-type="text">
            <chart:categories table:cell-range-address="Sheet2.A2:Sheet2.A21"/>
          </chart:axis>
          <chart:axis chart:dimension="y" chart:name="primary-y" chart:style-name="ch5">
            <chart:title svg:x="0.451cm" svg:y="9.272cm" chart:style-name="ch6">
              <text:p>Average attendance</text:p>
            </chart:title>
            <chart:grid chart:style-name="ch7" chart:class="major"/>
          </chart:axis>
          <chart:series chart:style-name="ch8" chart:values-cell-range-address="'Formula Sheet 1'.A2:'Formula Sheet 1'.A21" chart:label-cell-address="'Formula Sheet 1'.A1:'Formula Sheet 1'.A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ttendance</text:p>
                <draw:g>
                  <svg:desc>'Formula Sheet 1'.A1:'Formula Sheet 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30 World Cup Uruguay</text:p>
                <draw:g>
                  <svg:desc>Sheet2.A2:Sheet2.A21</svg:desc>
                </draw:g>
              </table:table-cell>
              <table:table-cell office:value-type="float" office:value="32808">
                <text:p>32808</text:p>
                <draw:g>
                  <svg:desc>'Formula Sheet 1'.A2:'Formula Sheet 1'.A21</svg:desc>
                </draw:g>
              </table:table-cell>
            </table:table-row>
            <table:table-row>
              <table:table-cell office:value-type="string">
                <text:p>1934 World Cup Italy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1938 World Cup France</text:p>
              </table:table-cell>
              <table:table-cell office:value-type="float" office:value="20872">
                <text:p>20872</text:p>
              </table:table-cell>
            </table:table-row>
            <table:table-row>
              <table:table-cell office:value-type="string">
                <text:p>1950 World Cup Brazil</text:p>
              </table:table-cell>
              <table:table-cell office:value-type="float" office:value="47511">
                <text:p>47511</text:p>
              </table:table-cell>
            </table:table-row>
            <table:table-row>
              <table:table-cell office:value-type="string">
                <text:p>1954 World Cup Switzerland</text:p>
              </table:table-cell>
              <table:table-cell office:value-type="float" office:value="29562">
                <text:p>29562</text:p>
              </table:table-cell>
            </table:table-row>
            <table:table-row>
              <table:table-cell office:value-type="string">
                <text:p>1958 World Cup Sweden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1962 World Cup Chile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1966 World Cup England</text:p>
              </table:table-cell>
              <table:table-cell office:value-type="float" office:value="48848">
                <text:p>48848</text:p>
              </table:table-cell>
            </table:table-row>
            <table:table-row>
              <table:table-cell office:value-type="string">
                <text:p>1970 World Cup Mexico</text:p>
              </table:table-cell>
              <table:table-cell office:value-type="float" office:value="50124">
                <text:p>50124</text:p>
              </table:table-cell>
            </table:table-row>
            <table:table-row>
              <table:table-cell office:value-type="string">
                <text:p>1974 World Cup Germany</text:p>
              </table:table-cell>
              <table:table-cell office:value-type="float" office:value="49099">
                <text:p>49099</text:p>
              </table:table-cell>
            </table:table-row>
            <table:table-row>
              <table:table-cell office:value-type="string">
                <text:p>1978 World Cup Argentina</text:p>
              </table:table-cell>
              <table:table-cell office:value-type="float" office:value="40679">
                <text:p>40679</text:p>
              </table:table-cell>
            </table:table-row>
            <table:table-row>
              <table:table-cell office:value-type="string">
                <text:p>1982 World Cup Spain</text:p>
              </table:table-cell>
              <table:table-cell office:value-type="float" office:value="40572">
                <text:p>40572</text:p>
              </table:table-cell>
            </table:table-row>
            <table:table-row>
              <table:table-cell office:value-type="string">
                <text:p>1986 World Cup Mexico</text:p>
              </table:table-cell>
              <table:table-cell office:value-type="float" office:value="46039">
                <text:p>46039</text:p>
              </table:table-cell>
            </table:table-row>
            <table:table-row>
              <table:table-cell office:value-type="string">
                <text:p>1990 World Cup Italy</text:p>
              </table:table-cell>
              <table:table-cell office:value-type="float" office:value="48389">
                <text:p>48389</text:p>
              </table:table-cell>
            </table:table-row>
            <table:table-row>
              <table:table-cell office:value-type="string">
                <text:p>1994 World Cup United States</text:p>
              </table:table-cell>
              <table:table-cell office:value-type="float" office:value="68991">
                <text:p>68991</text:p>
              </table:table-cell>
            </table:table-row>
            <table:table-row>
              <table:table-cell office:value-type="string">
                <text:p>1998 World Cup France</text:p>
              </table:table-cell>
              <table:table-cell office:value-type="float" office:value="43517">
                <text:p>43517</text:p>
              </table:table-cell>
            </table:table-row>
            <table:table-row>
              <table:table-cell office:value-type="string">
                <text:p>2002 World Cup Korea &amp; Japan</text:p>
              </table:table-cell>
              <table:table-cell office:value-type="float" office:value="42269">
                <text:p>42269</text:p>
              </table:table-cell>
            </table:table-row>
            <table:table-row>
              <table:table-cell office:value-type="string">
                <text:p>2006 World Cup Germany</text:p>
              </table:table-cell>
              <table:table-cell office:value-type="float" office:value="52491">
                <text:p>52491</text:p>
              </table:table-cell>
            </table:table-row>
            <table:table-row>
              <table:table-cell office:value-type="string">
                <text:p>2010 World Cup South Africa</text:p>
              </table:table-cell>
              <table:table-cell office:value-type="float" office:value="49670">
                <text:p>49670</text:p>
              </table:table-cell>
            </table:table-row>
            <table:table-row>
              <table:table-cell office:value-type="string">
                <text:p>2014 World Cup Brazil</text:p>
              </table:table-cell>
              <table:table-cell office:value-type="float" office:value="53592">
                <text:p>5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494cm" svg:height="9.816cm" xlink:href=".." xlink:type="simple" chart:class="chart:scatter" chart:style-name="ch1">
        <chart:legend chart:legend-position="end" svg:x="16.628cm" svg:y="4.609cm" style:legend-expansion="high" chart:style-name="ch2"/>
        <chart:plot-area chart:style-name="ch3" table:cell-range-address="'Formula Sheet 2'.A2:'Formula Sheet 2'.B21 'Formula Sheet 2'.A1:'Formula Sheet 2'.A1" chart:data-source-has-labels="row" svg:x="1.429cm" svg:y="0.196cm" svg:width="14.83cm" svg:height="8.394cm">
          <chartooo:coordinate-region svg:x="2.156cm" svg:y="0.395cm" svg:width="13.916cm" svg:height="7.548cm"/>
          <chart:axis chart:dimension="x" chart:name="primary-x" chart:style-name="ch4">
            <chart:title svg:x="8.118cm" svg:y="8.787cm" chart:style-name="ch5">
              <text:p>Matches</text:p>
            </chart:title>
            <chart:grid chart:style-name="ch6" chart:class="major"/>
          </chart:axis>
          <chart:axis chart:dimension="y" chart:name="primary-y" chart:style-name="ch4">
            <chart:title svg:x="0.451cm" svg:y="5.476cm" chart:style-name="ch7">
              <text:p>Goals scored</text:p>
            </chart:title>
            <chart:grid chart:style-name="ch6" chart:class="major"/>
          </chart:axis>
          <chart:series chart:style-name="ch8" chart:values-cell-range-address="'Formula Sheet 2'.A2:'Formula Sheet 2'.A21" chart:label-cell-address="'Formula Sheet 2'.A1:'Formula Sheet 2'.A1" chart:class="chart:scatter">
            <chart:domain table:cell-range-address="'Formula Sheet 2'.B2:'Formula Sheet 2'.B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:512</text:p>
                <draw:g>
                  <svg:desc>'Formula Sheet 2'.A1:'Formula Sheet 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ormula Sheet 2'.B2:'Formula Sheet 2'.B21</svg:desc>
                </draw:g>
              </table:table-cell>
              <table:table-cell office:value-type="float" office:value="NaN">
                <text:p>NaN</text:p>
                <draw:g>
                  <svg:desc>'Formula Sheet 2'.A2:'Formula Sheet 2'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098cm" svg:height="9.816cm" xlink:href=".." xlink:type="simple" chart:class="chart:scatter" chart:column-mapping="0" chart:style-name="ch1">
        <chart:legend chart:legend-position="end" svg:x="16.285cm" svg:y="4.609cm" style:legend-expansion="high" chart:style-name="ch2"/>
        <chart:plot-area chart:style-name="ch3" table:cell-range-address="'Formula Sheet 2'.B2:'Formula Sheet 2'.B21 Sheet2.G1:Sheet2.G21" chart:data-source-has-labels="row" svg:x="1.421cm" svg:y="0.196cm" svg:width="14.503cm" svg:height="8.394cm">
          <chartooo:coordinate-region svg:x="2.042cm" svg:y="0.396cm" svg:width="13.695cm" svg:height="7.547cm"/>
          <chart:axis chart:dimension="x" chart:name="primary-x" chart:style-name="ch4">
            <chart:title svg:x="7.946cm" svg:y="8.787cm" chart:style-name="ch5">
              <text:p>Matches</text:p>
            </chart:title>
            <chart:grid chart:style-name="ch6" chart:class="major"/>
          </chart:axis>
          <chart:axis chart:dimension="y" chart:name="primary-y" chart:style-name="ch4">
            <chart:title svg:x="0.451cm" svg:y="5.476cm" chart:style-name="ch7">
              <text:p>Goals scored</text:p>
            </chart:title>
            <chart:grid chart:style-name="ch6" chart:class="major"/>
          </chart:axis>
          <chart:series chart:style-name="ch8" chart:values-cell-range-address="Sheet2.G2:Sheet2.G21" chart:label-cell-address="Sheet2.G1:Sheet2.G1" chart:class="chart:scatter">
            <chart:domain table:cell-range-address="'Formula Sheet 2'.B2:'Formula Sheet 2'.B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am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ormula Sheet 2'.B2:'Formula Sheet 2'.B21</svg:desc>
                </draw:g>
              </table:table-cell>
              <table:table-cell office:value-type="float" office:value="13">
                <text:p>13</text:p>
                <draw:g>
                  <svg:desc>Sheet2.G2:Sheet2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208cm" svg:y="4.36cm" style:legend-expansion="high" chart:style-name="ch2"/>
        <chart:plot-area chart:style-name="ch3" table:cell-range-address="Sheet2.B2:Sheet2.B21 Sheet2.G1:Sheet2.H21" chart:data-source-has-labels="both" svg:x="1.377cm" svg:y="0.196cm" svg:width="11.514cm" svg:height="8.394cm">
          <chartooo:coordinate-region svg:x="1.998cm" svg:y="0.196cm" svg:width="10.707cm" svg:height="7.141cm"/>
          <chart:axis chart:dimension="x" chart:name="primary-x" chart:style-name="ch4" chartooo:axis-type="text">
            <chart:title svg:x="6.713cm" svg:y="8.787cm" chart:style-name="ch5">
              <text:p>Year</text:p>
            </chart:title>
            <chart:categories table:cell-range-address="Sheet2.B2:Sheet2.B21"/>
          </chart:axis>
          <chart:axis chart:dimension="y" chart:name="primary-y" chart:style-name="ch6">
            <chart:title svg:x="0.451cm" svg:y="4.986cm" chart:style-name="ch7">
              <text:p>Teams</text:p>
            </chart:title>
            <chart:grid chart:style-name="ch8" chart:class="major"/>
          </chart:axis>
          <chart:series chart:style-name="ch9" chart:values-cell-range-address="Sheet2.G2:Sheet2.G21" chart:label-cell-address="Sheet2.G1:Sheet2.G1" chart:class="chart:line">
            <chart:data-point chart:repeated="20"/>
          </chart:series>
          <chart:series chart:style-name="ch10" chart:values-cell-range-address="Sheet2.H2:Sheet2.H21" chart:label-cell-address="Sheet2.H1:Sheet2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ams</text:p>
                <draw:g>
                  <svg:desc>Sheet2.G1:Sheet2.G1</svg:desc>
                </draw:g>
              </table:table-cell>
              <table:table-cell office:value-type="string">
                <text:p>Matches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1930">
                <text:p>1930</text:p>
                <draw:g>
                  <svg:desc>Sheet2.B2:Sheet2.B21</svg:desc>
                </draw:g>
              </table:table-cell>
              <table:table-cell office:value-type="float" office:value="13">
                <text:p>13</text:p>
                <draw:g>
                  <svg:desc>Sheet2.G2:Sheet2.G21</svg:desc>
                </draw:g>
              </table:table-cell>
              <table:table-cell office:value-type="float" office:value="18">
                <text:p>18</text:p>
                <draw:g>
                  <svg:desc>Sheet2.H2:Sheet2.H21</svg:desc>
                </draw:g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